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1.95cm" fo:min-width="18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6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5.7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cm" svg:height="12.2cm" svg:x="1.2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92cm" svg:height="0.962cm" svg:x="8.308cm" svg:y="2.138cm">
          <draw:text-box>
            <text:p>Commandes</text:p>
          </draw:text-box>
        </draw:frame>
        <draw:custom-shape draw:style-name="gr3" draw:text-style-name="P4" draw:layer="layout" svg:width="1.3cm" svg:height="0.8cm" svg:x="1.5cm" svg:y="4.9cm">
          <text:p text:style-name="P3"><text:span text:style-name="T1">66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3cm" svg:y="4.9cm">
          <text:p text:style-name="P3"><text:span text:style-name="T1">Red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5.9cm" svg:y="4.9cm">
          <text:p text:style-name="P4"><text:span text:style-name="T1">Hamz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0.8cm" svg:x="8.8cm" svg:y="4.9cm">
          <text:p text:style-name="P3"><text:span text:style-name="T1">(555) 555-555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12.4cm" svg:y="4.9cm">
          <text:p text:style-name="P3"><text:span text:style-name="T1">Accepter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31cm" svg:height="0.962cm" svg:x="1.569cm" svg:y="3.8cm">
          <draw:text-box>
            <text:p>id</text:p>
          </draw:text-box>
        </draw:frame>
        <draw:frame draw:style-name="gr7" draw:text-style-name="P2" draw:layer="layout" svg:width="3cm" svg:height="0.962cm" svg:x="3cm" svg:y="3.9cm">
          <draw:text-box>
            <text:p>Prénom</text:p>
          </draw:text-box>
        </draw:frame>
        <draw:frame draw:style-name="gr8" draw:text-style-name="P2" draw:layer="layout" svg:width="2.1cm" svg:height="1.1cm" svg:x="6.4cm" svg:y="3.899cm">
          <draw:text-box>
            <text:p>Nom</text:p>
          </draw:text-box>
        </draw:frame>
        <draw:frame draw:style-name="gr9" draw:text-style-name="P2" draw:layer="layout" svg:width="3.6cm" svg:height="0.962cm" svg:x="8.7cm" svg:y="3.938cm">
          <draw:text-box>
            <text:p>Téléphone</text:p>
          </draw:text-box>
        </draw:frame>
        <draw:frame draw:style-name="gr10" draw:text-style-name="P2" draw:layer="layout" svg:width="1.7cm" svg:height="1cm" svg:x="12.8cm" svg:y="3.9cm">
          <draw:text-box>
            <text:p>État</text:p>
          </draw:text-box>
        </draw:frame>
        <draw:custom-shape draw:style-name="gr11" draw:text-style-name="P4" draw:layer="layout" svg:width="1.6cm" svg:height="0.8cm" svg:x="15.3cm" svg:y="4.9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cm" svg:height="0.8cm" svg:x="17.032cm" svg:y="4.9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8cm" draw:transform="skewX (0.00506145483078355) rotate (0.00558505360638185) translate (18.8cm 4.9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334cm" svg:height="0.725cm" svg:x="14.266cm" svg:y="7.675cm">
          <draw:text-box>
            <text:p text:style-name="P5"><text:span text:style-name="T1">Lien vers client</text:span></text:p>
          </draw:text-box>
        </draw:frame>
        <draw:frame draw:style-name="gr2" draw:text-style-name="P6" draw:layer="layout" svg:width="3.855cm" svg:height="0.725cm" svg:x="15.945cm" svg:y="2.5cm">
          <draw:text-box>
            <text:p text:style-name="P5"><text:span text:style-name="T1">Lien vers adresse</text:span></text:p>
          </draw:text-box>
        </draw:frame>
        <draw:frame draw:style-name="gr2" draw:text-style-name="P6" draw:layer="layout" svg:width="4.443cm" svg:height="0.725cm" svg:x="15.833cm" svg:y="8.472cm">
          <draw:text-box>
            <text:p text:style-name="P5"><text:span text:style-name="T1">Lien vers commande</text:span></text:p>
          </draw:text-box>
        </draw:frame>
        <draw:line draw:style-name="gr13" draw:text-style-name="P7" draw:layer="layout" svg:x1="16.1cm" svg:y1="7.6cm" svg:x2="16.1cm" svg:y2="6.6cm">
          <text:p/>
        </draw:line>
        <draw:line draw:style-name="gr13" draw:text-style-name="P7" draw:layer="layout" svg:x1="17.8cm" svg:y1="3cm" svg:x2="17.8cm" svg:y2="4.8cm">
          <text:p/>
        </draw:line>
        <draw:line draw:style-name="gr13" draw:text-style-name="P7" draw:layer="layout" svg:x1="19.6cm" svg:y1="8.3cm" svg:x2="19.6cm" svg:y2="6.6cm">
          <text:p/>
        </draw:line>
        <draw:custom-shape draw:style-name="gr3" draw:text-style-name="P4" draw:layer="layout" svg:width="1.3cm" svg:height="0.8cm" svg:x="1.5cm" svg:y="5.8cm">
          <text:p text:style-name="P3"><text:span text:style-name="T1">66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3cm" svg:y="5.8cm">
          <text:p text:style-name="P3"><text:span text:style-name="T1">Red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5.9cm" svg:y="5.8cm">
          <text:p text:style-name="P4"><text:span text:style-name="T1">Hamz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0.8cm" svg:x="8.8cm" svg:y="5.8cm">
          <text:p text:style-name="P3"><text:span text:style-name="T1">(555) 555-555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0.8cm" svg:x="12.4cm" svg:y="5.8cm">
          <text:p text:style-name="P3"><text:span text:style-name="T1">Ref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cm" svg:height="0.8cm" svg:x="15.3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cm" svg:height="0.8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8cm" draw:transform="skewX (0.00506145483078355) rotate (0.00558505360638185) translate (18.8cm 5.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cm" svg:height="1.1cm" svg:x="1.3cm" svg:y="1.3cm">
          <text:p text:style-name="P3">Admin00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6.6cm" svg:height="1cm" svg:x="13.6cm" svg:y="1.3cm">
          <text:p text:style-name="P3">2 nouvelle command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1cm" svg:height="0.962cm" svg:x="5.972cm" svg:y="16.8cm">
          <draw:text-box>
            <text:p>Information sur la commande</text:p>
          </draw:text-box>
        </draw:frame>
        <draw:frame draw:style-name="gr16" draw:text-style-name="P2" draw:layer="layout" svg:width="4cm" svg:height="0.962cm" svg:x="2.066cm" svg:y="18.4cm">
          <draw:text-box>
            <text:p>Médicament</text:p>
          </draw:text-box>
        </draw:frame>
        <draw:custom-shape draw:style-name="gr17" draw:text-style-name="P3" draw:layer="layout" svg:width="5cm" svg:height="1.1cm" svg:x="1.5cm" svg:y="19.4cm">
          <text:p text:style-name="P3">Viagra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2.9cm" svg:height="0.962cm" svg:x="7cm" svg:y="18.4cm">
          <draw:text-box>
            <text:p>Quantité</text:p>
          </draw:text-box>
        </draw:frame>
        <draw:custom-shape draw:style-name="gr19" draw:text-style-name="P3" draw:layer="layout" svg:width="2.6cm" svg:height="1.1cm" svg:x="7.132cm" svg:y="19.4cm">
          <text:p text:style-name="P3">99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cm" svg:y1="16.6cm" svg:x2="20.59cm" svg:y2="16.6cm">
          <text:p/>
        </draw:line>
        <draw:line draw:style-name="gr20" draw:text-style-name="P7" draw:layer="layout" svg:x1="1cm" svg:y1="17.8cm" svg:x2="20.59cm" svg:y2="17.8cm">
          <text:p/>
        </draw:line>
        <draw:frame draw:style-name="gr18" draw:text-style-name="P2" draw:layer="layout" svg:width="5.2cm" svg:height="0.962cm" svg:x="10.3cm" svg:y="18.338cm">
          <draw:text-box>
            <text:p>Renouvellement</text:p>
          </draw:text-box>
        </draw:frame>
        <draw:custom-shape draw:style-name="gr21" draw:text-style-name="P3" draw:layer="layout" svg:width="3.3cm" svg:height="1.1cm" svg:x="11cm" svg:y="19.4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2.3cm" svg:height="0.962cm" svg:x="15.9cm" svg:y="18.338cm">
          <draw:text-box>
            <text:p>Heure</text:p>
          </draw:text-box>
        </draw:frame>
        <draw:custom-shape draw:style-name="gr21" draw:text-style-name="P3" draw:layer="layout" svg:width="3.3cm" svg:height="1.1cm" svg:x="15.4cm" svg:y="19.4cm">
          <text:p text:style-name="P3">18:00:2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cm" svg:height="1.1cm" svg:x="1.5cm" svg:y="20.8cm">
          <text:p text:style-name="P3">Diazépam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6cm" svg:height="1.1cm" svg:x="7.1cm" svg:y="20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3cm" svg:height="1.1cm" svg:x="11cm" svg:y="20.7cm">
          <text:p text:style-name="P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3cm" svg:height="1.1cm" svg:x="15.4cm" svg:y="20.7cm">
          <text:p text:style-name="P3">18:00:2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cm" svg:y1="22.4cm" svg:x2="20.59cm" svg:y2="22.4cm">
          <text:p/>
        </draw:line>
        <draw:custom-shape draw:style-name="gr22" draw:text-style-name="P3" draw:layer="layout" svg:width="6.2cm" svg:height="1.4cm" svg:x="1.8cm" svg:y="25cm">
          <text:p text:style-name="P3">Refuse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2cm" svg:height="1.4cm" svg:x="12.6cm" svg:y="24.9cm">
          <text:p text:style-name="P3">Accep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8:11:35.304000000</meta:creation-date>
    <dc:date>2017-12-02T20:07:07.985000000</dc:date>
    <meta:editing-duration>PT3M49S</meta:editing-duration>
    <meta:editing-cycles>1</meta:editing-cycles>
    <meta:generator>LibreOffice/5.3.7.2$Windows_X86_64 LibreOffice_project/6b8ed514a9f8b44d37a1b96673cbbdd077e24059</meta:generator>
    <meta:print-date>2017-12-02T20:07:12.104000000</meta:print-date>
    <meta:document-statistic meta:object-count="49"/>
  </office:meta>
</office:document-meta>
</file>